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">
      <style:table-cell-properties style:vertical-align="automatic"/>
    </style:style>
    <style:style style:name="co1" style:family="table-column">
      <style:table-column-properties fo:break-before="auto" style:column-width="2.56645833333333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number-columns-repeated="16382" table:default-cell-style-name="ce1"/>
        <table:table-row table:style-name="ro1">
          <table:table-cell office:value-type="string" table:style-name="ce2">
            <text:p>Hardback ISBN</text:p>
          </table:table-cell>
          <table:table-cell office:value-type="string" table:style-name="ce2">
            <text:p>Paperback ISBN<text:s/></text:p>
          </table:table-cell>
          <table:table-cell office:value-type="string" table:style-name="ce1">
            <text:p>TIT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856047401" table:style-name="ce2">
            <text:p>9781856047401</text:p>
          </table:table-cell>
          <table:table-cell office:value-type="string" table:style-name="ce1">
            <text:p>Changing Roles and Contexts for Health Library and Information Professional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783304271" table:style-name="ce2">
            <text:p>9781783304271</text:p>
          </table:table-cell>
          <table:table-cell office:value-type="string" table:style-name="ce2">
            <text:p>Foundations of Information Ethics</text:p>
          </table:table-cell>
          <table:table-cell table:number-columns-repeated="16381"/>
        </table:table-row>
        <table:table-row table:style-name="ro1">
          <table:table-cell office:value-type="float" office:value="9781783303779" table:style-name="ce2">
            <text:p>9781783303779</text:p>
          </table:table-cell>
          <table:table-cell office:value-type="string" table:style-name="ce2">
            <text:p>NA</text:p>
          </table:table-cell>
          <table:table-cell office:value-type="string" table:style-name="ce1">
            <text:p>Electronic Legal Deposit: Shaping the library collections of the futur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783302741" table:style-name="ce2">
            <text:p>9781783302741</text:p>
          </table:table-cell>
          <table:table-cell office:value-type="string" table:style-name="ce1">
            <text:p>Fundamentals of Collection Development and Management</text:p>
          </table:table-cell>
          <table:table-cell table:number-columns-repeated="16381"/>
        </table:table-row>
        <table:table-row table:style-name="ro1">
          <table:table-cell office:value-type="float" office:value="9781783302925" table:style-name="ce2">
            <text:p>9781783302925</text:p>
          </table:table-cell>
          <table:table-cell office:value-type="float" office:value="9781856049658" table:style-name="ce2">
            <text:p>9781856049658</text:p>
          </table:table-cell>
          <table:table-cell office:value-type="string" table:style-name="ce1">
            <text:p>Library Analytics and Metrics: Using data to drive decisions and services</text:p>
          </table:table-cell>
          <table:table-cell table:number-columns-repeated="16381"/>
        </table:table-row>
        <table:table-row table:style-name="ro1">
          <table:table-cell office:value-type="float" office:value="9781783303458" table:style-name="ce2">
            <text:p>9781783303458</text:p>
          </table:table-cell>
          <table:table-cell office:value-type="float" office:value="9781783303441" table:style-name="ce2">
            <text:p>9781783303441</text:p>
          </table:table-cell>
          <table:table-cell office:value-type="string" table:style-name="ce1">
            <text:p>Practical Data Science for Information Professionals</text:p>
          </table:table-cell>
          <table:table-cell table:number-columns-repeated="16381"/>
        </table:table-row>
        <table:table-row table:style-name="ro1">
          <table:table-cell office:value-type="float" office:value="9781783302871" table:style-name="ce2">
            <text:p>9781783302871</text:p>
          </table:table-cell>
          <table:table-cell office:value-type="float" office:value="9781856048507" table:style-name="ce2">
            <text:p>9781856048507</text:p>
          </table:table-cell>
          <table:table-cell office:value-type="string" table:style-name="ce1">
            <text:p>Introduction to Information Behaviour</text:p>
          </table:table-cell>
          <table:table-cell table:number-columns-repeated="16381"/>
        </table:table-row>
        <table:table-row table:style-name="ro1">
          <table:table-cell office:value-type="float" office:value="9781783303748" table:style-name="ce2">
            <text:p>9781783303748</text:p>
          </table:table-cell>
          <table:table-cell office:value-type="float" office:value="9781783303731" table:style-name="ce2">
            <text:p>9781783303731</text:p>
          </table:table-cell>
          <table:table-cell office:value-type="string" table:style-name="ce1">
            <text:p>Systematic Searching: Practical ideas for improving results</text:p>
          </table:table-cell>
          <table:table-cell table:number-columns-repeated="16381"/>
        </table:table-row>
        <table:table-row table:style-name="ro1">
          <table:table-cell office:value-type="float" office:value="9781783303670" table:style-name="ce2">
            <text:p>9781783303670</text:p>
          </table:table-cell>
          <table:table-cell office:value-type="float" office:value="9781783303663" table:style-name="ce2">
            <text:p>9781783303663</text:p>
          </table:table-cell>
          <table:table-cell office:value-type="string" table:style-name="ce1">
            <text:p>Information Law: Compliance for librarians, information professionals and knowledge managers</text:p>
          </table:table-cell>
          <table:table-cell table:number-columns-repeated="16381"/>
        </table:table-row>
        <table:table-row table:style-name="ro1">
          <table:table-cell office:value-type="float" office:value="9781783303540" table:style-name="ce2">
            <text:p>9781783303540</text:p>
          </table:table-cell>
          <table:table-cell office:value-type="float" office:value="9781783303533" table:style-name="ce2">
            <text:p>9781783303533</text:p>
          </table:table-cell>
          <table:table-cell office:value-type="string" table:style-name="ce1">
            <text:p>The Freedom of Information Officer's Handbook</text:p>
          </table:table-cell>
          <table:table-cell table:number-columns-repeated="16381"/>
        </table:table-row>
        <table:table-row table:style-name="ro1">
          <table:table-cell office:value-type="float" office:value="9781783302765" table:style-name="ce2">
            <text:p>9781783302765</text:p>
          </table:table-cell>
          <table:table-cell office:value-type="float" office:value="9781783302758" table:style-name="ce2">
            <text:p>9781783302758</text:p>
          </table:table-cell>
          <table:table-cell office:value-type="string" table:style-name="ce1">
            <text:p>Information at Work: Information management in the workplace<text:s/></text:p>
          </table:table-cell>
          <table:table-cell table:number-columns-repeated="16381"/>
        </table:table-row>
        <table:table-row table:style-name="ro1">
          <table:table-cell office:value-type="float" office:value="9781783302420" table:style-name="ce2">
            <text:p>9781783302420</text:p>
          </table:table-cell>
          <table:table-cell office:value-type="float" office:value="9781783302413" table:style-name="ce2">
            <text:p>9781783302413</text:p>
          </table:table-cell>
          <table:table-cell office:value-type="string" table:style-name="ce1">
            <text:p>Information Systems: Process and practice</text:p>
          </table:table-cell>
          <table:table-cell table:number-columns-repeated="16381"/>
        </table:table-row>
        <table:table-row table:style-name="ro1">
          <table:table-cell office:value-type="float" office:value="9781783303366" table:style-name="ce2">
            <text:p>9781783303366</text:p>
          </table:table-cell>
          <table:table-cell office:value-type="float" office:value="9781783303359" table:style-name="ce2">
            <text:p>9781783303359</text:p>
          </table:table-cell>
          <table:table-cell office:value-type="string" table:style-name="ce1">
            <text:p>Practical Knowledge and Information Management</text:p>
          </table:table-cell>
          <table:table-cell table:number-columns-repeated="16381"/>
        </table:table-row>
        <table:table-row table:style-name="ro1">
          <table:table-cell office:value-type="float" office:value="9781783304325" table:style-name="ce2">
            <text:p>9781783304325</text:p>
          </table:table-cell>
          <table:table-cell office:value-type="float" office:value="9781783304318" table:style-name="ce2">
            <text:p>9781783304318</text:p>
          </table:table-cell>
          <table:table-cell office:value-type="string" table:style-name="ce1">
            <text:p>The KM Cookbook: Stories and strategies for organisations exploring Knowledge Management Standard ISO30401</text:p>
          </table:table-cell>
          <table:table-cell table:number-columns-repeated="16381"/>
        </table:table-row>
        <table:table-row table:style-name="ro1">
          <table:table-cell office:value-type="float" office:value="9781783303915" table:style-name="ce2">
            <text:p>9781783303915</text:p>
          </table:table-cell>
          <table:table-cell office:value-type="float" office:value="9781783304226" table:style-name="ce2">
            <text:p>9781783304226</text:p>
          </table:table-cell>
          <table:table-cell office:value-type="string" table:style-name="ce1">
            <text:p>Informed Societies: Why information literacy matters for citizenship, participation and democracy</text:p>
          </table:table-cell>
          <table:table-cell table:number-columns-repeated="16381"/>
        </table:table-row>
        <table:table-row table:style-name="ro1">
          <table:table-cell office:value-type="float" office:value="9781783301331" table:style-name="ce3">
            <text:p>9781783301331</text:p>
          </table:table-cell>
          <table:table-cell office:value-type="float" office:value="9781783301324" table:style-name="ce2">
            <text:p>9781783301324</text:p>
          </table:table-cell>
          <table:table-cell office:value-type="string" table:style-name="ce1">
            <text:p>Information Literacy in the Workplace</text:p>
          </table:table-cell>
          <table:table-cell table:number-columns-repeated="16381"/>
        </table:table-row>
        <table:table-row table:style-name="ro1">
          <table:table-cell office:value-type="float" office:value="9781783304004" table:style-name="ce2">
            <text:p>9781783304004</text:p>
          </table:table-cell>
          <table:table-cell office:value-type="float" office:value="9781783303991" table:style-name="ce2">
            <text:p>9781783303991</text:p>
          </table:table-cell>
          <table:table-cell office:value-type="string" table:style-name="ce1">
            <text:p>Recordkeeping Cultures</text:p>
          </table:table-cell>
          <table:table-cell table:number-columns-repeated="16381"/>
        </table:table-row>
        <table:table-row table:style-name="ro1">
          <table:table-cell office:value-type="float" office:value="9781783302079" table:style-name="ce2">
            <text:p>9781783302079</text:p>
          </table:table-cell>
          <table:table-cell office:value-type="float" office:value="9781783302062" table:style-name="ce2">
            <text:p>9781783302062</text:p>
          </table:table-cell>
          <table:table-cell office:value-type="string" table:style-name="ce1">
            <text:p>Archives: Principles and practices, second edition</text:p>
          </table:table-cell>
          <table:table-cell table:number-columns-repeated="16381"/>
        </table:table-row>
        <table:table-row table:style-name="ro1">
          <table:table-cell office:value-type="float" office:value="9781783304578" table:style-name="ce2">
            <text:p>9781783304578</text:p>
          </table:table-cell>
          <table:table-cell office:value-type="float" office:value="9781783304561" table:style-name="ce2">
            <text:p>9781783304561</text:p>
          </table:table-cell>
          <table:table-cell office:value-type="string" table:style-name="ce1">
            <text:p>Visual Research Methods: An Introduction for Library and Information Studies</text:p>
          </table:table-cell>
          <table:table-cell table:number-columns-repeated="16381"/>
        </table:table-row>
        <table:table-row table:style-name="ro1">
          <table:table-cell office:value-type="float" office:value="9781783301195" table:style-name="ce2">
            <text:p>9781783301195</text:p>
          </table:table-cell>
          <table:table-cell office:value-type="float" office:value="9781783300716" table:style-name="ce2">
            <text:p>9781783300716</text:p>
          </table:table-cell>
          <table:table-cell office:value-type="string" table:style-name="ce1">
            <text:p>Being Evidence Based in Library and Information Practice<text:s/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783300594" table:style-name="ce2">
            <text:p>9781783300594</text:p>
          </table:table-cell>
          <table:table-cell office:value-type="string" table:style-name="ce1">
            <text:p>Assessing Service Quality: Satisfying the expectations of library customers, third edition</text:p>
          </table:table-cell>
          <table:table-cell table:number-columns-repeated="16381"/>
        </table:table-row>
        <table:table-row table:style-name="ro1">
          <table:table-cell office:value-type="float" office:value="9781783303847" table:style-name="ce2">
            <text:p>9781783303847</text:p>
          </table:table-cell>
          <table:table-cell office:value-type="float" office:value="9781783303830" table:style-name="ce2">
            <text:p>9781783303830</text:p>
          </table:table-cell>
          <table:table-cell office:value-type="string" table:style-name="ce1">
            <text:p>Engaging your Community through Active Strategic Marketing: A Practical Guide for Librarians and Information Professionals</text:p>
          </table:table-cell>
          <table:table-cell table:number-columns-repeated="16381"/>
        </table:table-row>
        <table:table-row table:style-name="ro1">
          <table:table-cell office:value-type="float" office:value="9781783303977" table:style-name="ce2">
            <text:p>9781783303977</text:p>
          </table:table-cell>
          <table:table-cell office:value-type="float" office:value="9781783303960" table:style-name="ce2">
            <text:p>9781783303960</text:p>
          </table:table-cell>
          <table:table-cell office:value-type="string" table:style-name="ce1">
            <text:p>The No-Nonsense Guide to Leadership, Management and Teamwor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783304523" table:style-name="ce2">
            <text:p>9781783304523</text:p>
          </table:table-cell>
          <table:table-cell office:value-type="string" table:style-name="ce1">
            <text:p>Management Basics for Information Professionals, fourth edition<text:s/></text:p>
          </table:table-cell>
          <table:table-cell table:number-columns-repeated="16381"/>
        </table:table-row>
        <table:table-row table:style-name="ro1">
          <table:table-cell office:value-type="float" office:value="9781783304547" table:style-name="ce2">
            <text:p>9781783304547</text:p>
          </table:table-cell>
          <table:table-cell office:value-type="float" office:value="9781783304530" table:style-name="ce2">
            <text:p>9781783304530</text:p>
          </table:table-cell>
          <table:table-cell office:value-type="string" table:style-name="ce1">
            <text:p>Bold Minds: Library leadership in a time of disruption</text:p>
          </table:table-cell>
          <table:table-cell table:number-columns-repeated="16381"/>
        </table:table-row>
        <table:table-row table:style-name="ro1">
          <table:table-cell office:value-type="float" office:value="9781783302048" table:style-name="ce2">
            <text:p>9781783302048</text:p>
          </table:table-cell>
          <table:table-cell office:value-type="float" office:value="9781783302031" table:style-name="ce2">
            <text:p>9781783302031</text:p>
          </table:table-cell>
          <table:table-cell office:value-type="string" table:style-name="ce1">
            <text:p>The No-Nonsense Guide to Project Management<text:s/>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NA</text:p>
          </table:table-cell>
          <table:table-cell office:value-type="float" office:value="9781783300969" table:style-name="ce2">
            <text:p>9781783300969</text:p>
          </table:table-cell>
          <table:table-cell office:value-type="string" table:style-name="ce1">
            <text:p>Exploring Discovery: The front door to your library's licensed and digitized content</text:p>
          </table:table-cell>
          <table:table-cell table:number-columns-repeated="16381"/>
        </table:table-row>
        <table:table-row table:style-name="ro1">
          <table:table-cell office:value-type="float" office:value="9781783303090" table:style-name="ce2">
            <text:p>9781783303090</text:p>
          </table:table-cell>
          <table:table-cell office:value-type="float" office:value="9781856049436" table:style-name="ce2">
            <text:p>9781856049436</text:p>
          </table:table-cell>
          <table:table-cell office:value-type="string" table:style-name="ce1">
            <text:p>Mastering Digital Librarianship: Strategy, Networking and Discovery in Academic Libraries</text:p>
          </table:table-cell>
          <table:table-cell table:number-columns-repeated="1638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Sinead Murphy</meta:initial-creator>
    <dc:creator>Richard Bridgen</dc:creator>
    <meta:creation-date>2021-03-05T12:09:57Z</meta:creation-date>
    <dc:date>2021-05-17T14:14:31Z</dc:date>
    <meta:user-defined meta:name="ContentTypeId">0x010100687E5B5DC44B0B4C8FA3B43C98A1E5F8</meta:user-defined>
  </office:meta>
</office:document-meta>
</file>